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2bd5" officeooo:paragraph-rsid="001b2bd5"/>
    </style:style>
    <style:style style:name="P2" style:family="paragraph" style:parent-style-name="Standard">
      <style:text-properties officeooo:rsid="001b2bd5" officeooo:paragraph-rsid="001b59e0"/>
    </style:style>
    <style:style style:name="P3" style:family="paragraph" style:parent-style-name="Standard">
      <style:text-properties officeooo:rsid="001b2bd5" officeooo:paragraph-rsid="00233555"/>
    </style:style>
    <style:style style:name="P4" style:family="paragraph" style:parent-style-name="Standard">
      <style:text-properties fo:font-weight="normal" officeooo:rsid="001b2bd5" officeooo:paragraph-rsid="001b2bd5" style:font-weight-asian="normal" style:font-weight-complex="normal"/>
    </style:style>
    <style:style style:name="P5" style:family="paragraph" style:parent-style-name="Standard">
      <style:text-properties fo:font-weight="normal" officeooo:rsid="001b2bd5" officeooo:paragraph-rsid="001b59e0" style:font-weight-asian="normal" style:font-weight-complex="normal"/>
    </style:style>
    <style:style style:name="P6" style:family="paragraph" style:parent-style-name="Standard">
      <style:text-properties fo:font-weight="normal" officeooo:rsid="001b2bd5" officeooo:paragraph-rsid="0021103e" style:font-weight-asian="normal" style:font-weight-complex="normal"/>
    </style:style>
    <style:style style:name="P7" style:family="paragraph" style:parent-style-name="Standard">
      <style:text-properties fo:font-weight="normal" officeooo:rsid="0021103e" officeooo:paragraph-rsid="0021103e" style:font-weight-asian="normal" style:font-weight-complex="normal"/>
    </style:style>
    <style:style style:name="P8" style:family="paragraph" style:parent-style-name="Standard">
      <style:text-properties officeooo:rsid="001b59e0" officeooo:paragraph-rsid="001b59e0"/>
    </style:style>
    <style:style style:name="P9" style:family="paragraph" style:parent-style-name="Standard">
      <style:text-properties fo:font-weight="bold" officeooo:rsid="001b2bd5" officeooo:paragraph-rsid="001b2bd5" style:font-weight-asian="bold" style:font-weight-complex="bold"/>
    </style:style>
    <style:style style:name="P10" style:family="paragraph" style:parent-style-name="Standard">
      <style:text-properties officeooo:paragraph-rsid="00226698"/>
    </style:style>
    <style:style style:name="P11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weight="normal" officeooo:rsid="001b2bd5" officeooo:paragraph-rsid="001b59e0" style:font-weight-asian="normal" style:font-weight-complex="normal"/>
    </style:style>
    <style:style style:name="P12" style:family="paragraph" style:parent-style-name="Standard" style:list-style-name="L1">
      <style:text-properties officeooo:rsid="001b2bd5" officeooo:paragraph-rsid="001b2bd5"/>
    </style:style>
    <style:style style:name="P13" style:family="paragraph" style:parent-style-name="Standard" style:list-style-name="L1">
      <style:text-properties officeooo:rsid="001b2bd5" officeooo:paragraph-rsid="0023ff0b"/>
    </style:style>
    <style:style style:name="P14" style:family="paragraph" style:parent-style-name="Standard" style:list-style-name="L1">
      <style:text-properties officeooo:rsid="001c4260" officeooo:paragraph-rsid="001c4260"/>
    </style:style>
    <style:style style:name="P15" style:family="paragraph" style:parent-style-name="Standard" style:list-style-name="L1">
      <style:text-properties officeooo:rsid="0023ff0b" officeooo:paragraph-rsid="0023ff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9e0" style:font-weight-asian="bold" style:font-weight-complex="bold"/>
    </style:style>
    <style:style style:name="T3" style:family="text">
      <style:text-properties fo:font-weight="bold" officeooo:rsid="001f8074" style:font-weight-asian="bold" style:font-weight-complex="bold"/>
    </style:style>
    <style:style style:name="T4" style:family="text">
      <style:text-properties fo:font-weight="bold" officeooo:rsid="0021103e" style:font-weight-asian="bold" style:font-weight-complex="bold"/>
    </style:style>
    <style:style style:name="T5" style:family="text">
      <style:text-properties fo:font-weight="bold" officeooo:rsid="00226698" style:font-weight-asian="bold" style:font-weight-complex="bold"/>
    </style:style>
    <style:style style:name="T6" style:family="text">
      <style:text-properties fo:font-weight="bold" officeooo:rsid="00233555" style:font-weight-asian="bold" style:font-weight-complex="bold"/>
    </style:style>
    <style:style style:name="T7" style:family="text">
      <style:text-properties officeooo:rsid="001b59e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b2bd5"/>
    </style:style>
    <style:style style:name="T10" style:family="text">
      <style:text-properties style:text-underline-style="solid" style:text-underline-width="auto" style:text-underline-color="font-color" officeooo:rsid="001b59e0"/>
    </style:style>
    <style:style style:name="T11" style:family="text">
      <style:text-properties officeooo:rsid="001dc753"/>
    </style:style>
    <style:style style:name="T12" style:family="text">
      <style:text-properties officeooo:rsid="0021103e"/>
    </style:style>
    <style:style style:name="T13" style:family="text">
      <style:text-properties fo:font-weight="normal" officeooo:rsid="0021103e" style:font-weight-asian="normal" style:font-weight-complex="normal"/>
    </style:style>
    <style:style style:name="T14" style:family="text">
      <style:text-properties fo:font-weight="normal" officeooo:rsid="00226698" style:font-weight-asian="normal" style:font-weight-complex="normal"/>
    </style:style>
    <style:style style:name="T15" style:family="text">
      <style:text-properties fo:font-weight="normal" officeooo:rsid="00233555" style:font-weight-asian="normal" style:font-weight-complex="normal"/>
    </style:style>
    <style:style style:name="T16" style:family="text">
      <style:text-properties officeooo:rsid="0023ff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Open terminal</text:p>
      <text:p text:style-name="P1"/>
      <text:p text:style-name="P1">Build packages:</text:p>
      <text:p text:style-name="P1"/>
      <text:p text:style-name="P1">command: (&lt;<text:span text:style-name="T7">yourD</text:span>irectory&gt;) <text:s/><text:span text:style-name="T1">sudo apt-get </text:span><text:span text:style-name="T3">install </text:span><text:span text:style-name="T1">cmake git libgtk2.0-dev pkg-config libavcodec-dev libavformat-dev libswscale-dev</text:span></text:p>
      <text:p text:style-name="P9"/>
      <text:p text:style-name="P2">command: (&lt;<text:span text:style-name="T7">yourD</text:span>irectory&gt;) <text:s/><text:span text:style-name="T1">sudo apt-get install python-dev python-numpy libtbb2 libtbb-dev libjpeg-dev libpng-dev libtiff-dev</text:span></text:p>
      <text:p text:style-name="P1"/>
      <text:p text:style-name="P7">Install QT:</text:p>
      <text:p text:style-name="P6">command: (&lt;<text:span text:style-name="T7">yourD</text:span>irectory&gt;) <text:s/><text:span text:style-name="T1">sudo apt-get </text:span><text:span text:style-name="T4">install libgl1-mesa-dev</text:span></text:p>
      <text:p text:style-name="P6"><text:span text:style-name="T12">command: (&lt;yourDirectory&gt;)</text:span><text:span text:style-name="T4"> <text:s/>sudo apt-get install libgl1-mesa-dev-lts-utopic</text:span></text:p>
      <text:p text:style-name="P6"/>
      <text:p text:style-name="P10"><text:span text:style-name="T4">D</text:span><text:span text:style-name="T5">ownload </text:span>qt-unified-linux-x64-2.0.2-2-online.run</text:p>
      <text:p text:style-name="P10"/>
      <text:p text:style-name="P10"><text:span text:style-name="T13">command: (&lt;yourDirectory/</text:span><text:span text:style-name="T14">Download</text:span><text:span text:style-name="T13">&gt;)</text:span><text:span text:style-name="T4"> </text:span><text:span text:style-name="T5">chmod a+x </text:span><text:span text:style-name="T1">qt-unified-linux-x64-2.0.2-2-online.run</text:span></text:p>
      <text:p text:style-name="P10"><text:span text:style-name="T13">command: (&lt;yourDirectory/</text:span><text:span text:style-name="T14">Download</text:span><text:span text:style-name="T13">&gt;)</text:span><text:span text:style-name="T4"> ./</text:span><text:span text:style-name="T5">qt-unified-linux-x64-2.0.2-2-online.run</text:span></text:p>
      <text:p text:style-name="P4"/>
      <text:p text:style-name="P4">Make Repository for download:</text:p>
      <text:p text:style-name="P4"/>
      <text:p text:style-name="P5">command: (&lt;<text:span text:style-name="T7">yourD</text:span>irectory&gt;) <text:s/><text:span text:style-name="T1">mkdir opencvRepository</text:span></text:p>
      <text:p text:style-name="P5">command: (&lt;<text:span text:style-name="T7">yourD</text:span>irectory&gt;) <text:s/><text:span text:style-name="T1">cd opencvRepository</text:span></text:p>
      <text:p text:style-name="P1"/>
      <text:p text:style-name="P1">Download opencv from github: </text:p>
      <text:p text:style-name="P1"/>
      <text:p text:style-name="P5">command: (&lt;<text:span text:style-name="T7">yourD</text:span>irectory/opencvRepository&gt;) <text:s/><text:span text:style-name="T2"><text:s/>git clone https://github.com/ITseez/opencv.git</text:span></text:p>
      <text:p text:style-name="P11">command: (&lt;<text:span text:style-name="T7">yourD</text:span>irectory/opencvRepository&gt;) <text:s/><text:span text:style-name="T2">git clone https://github.com/ITseez/opencv_contrib.git</text:span></text:p>
      <text:p text:style-name="P1"/>
      <text:p text:style-name="P8">Make Repository for configuration:</text:p>
      <text:p text:style-name="P8"/>
      <text:p text:style-name="P5">command: (&lt;<text:span text:style-name="T7">yourD</text:span>irectory/opencvRepository&gt;) <text:s/><text:span text:style-name="T1">mkdir </text:span><text:span text:style-name="T2">release</text:span></text:p>
      <text:p text:style-name="P5">command: (&lt;<text:span text:style-name="T7">yourD</text:span>irectory/opencvRepository&gt;) <text:s/><text:span text:style-name="T1">cd </text:span><text:span text:style-name="T2">release</text:span></text:p>
      <text:p text:style-name="P2"/>
      <text:p text:style-name="P8">Configure with cmake:</text:p>
      <text:p text:style-name="P2"/>
      <text:p text:style-name="P2">command: (&lt;<text:span text:style-name="T7">yourD</text:span>irectory/opencvRepository/release&gt;) <text:span text:style-name="T1">sudo apt-get install cmake-qt-gui</text:span></text:p>
      <text:p text:style-name="P2">command: (&lt;<text:span text:style-name="T7">yourD</text:span>irectory/opencvRepository/release&gt;) <text:span text:style-name="T1">cmake-gui</text:span></text:p>
      <text:p text:style-name="Standard"/>
      <text:p text:style-name="P8">After open the cmake, we have a<text:span text:style-name="T11">n</text:span> order to configuration</text:p>
      <text:p text:style-name="P8"/>
      <text:p text:style-name="P8">In “Source code”set: <text:span text:style-name="T8">yourD</text:span><text:span text:style-name="T9">irectory/</text:span><text:span text:style-name="T8">opencvRepository/opencv</text:span></text:p>
      <text:p text:style-name="P8">In “buid the binaries” set: <text:span text:style-name="T8">yourD</text:span><text:span text:style-name="T9">irectory/</text:span><text:span text:style-name="T8">opencvRepository/release</text:span></text:p>
      <text:p text:style-name="Standard"/>
      <text:p text:style-name="P1">Click “Configure”</text:p>
      <text:p text:style-name="P1">Check</text:p>
      <text:list xml:id="list9138246098139383529" text:style-name="L1">
        <text:list-header>
          <text:p text:style-name="P12"/>
        </text:list-header>
        <text:list-item text:start-value="1">
          <text:p text:style-name="P12">WITH_QT</text:p>
        </text:list-item>
        <text:list-item>
          <text:p text:style-name="P12">WITH_OPENGL</text:p>
        </text:list-item>
        <text:list-item>
          <text:p text:style-name="P15">WITH_LIBV4</text:p>
        </text:list-item>
        <text:list-item>
          <text:p text:style-name="P12"><text:soft-page-break/>INTALL_C_EXAMPLES</text:p>
        </text:list-item>
        <text:list-item>
          <text:p text:style-name="P12">BUILD_EXAMPLES</text:p>
        </text:list-item>
        <text:list-item>
          <text:p text:style-name="P13">BUILD_<text:span text:style-name="T16">JARSPER</text:span></text:p>
        </text:list-item>
        <text:list-item>
          <text:p text:style-name="P15">BUILD_JPEG</text:p>
        </text:list-item>
        <text:list-item>
          <text:p text:style-name="P13">BUILD_<text:span text:style-name="T16">PNG</text:span></text:p>
        </text:list-item>
        <text:list-item>
          <text:p text:style-name="P14">BUILD_DOCS</text:p>
        </text:list-item>
        <text:list-item>
          <text:p text:style-name="P14">CMAKE_BUILD_TYPE = Debug/<text:span text:style-name="T16">Release (RELEASE )</text:span></text:p>
        </text:list-item>
        <text:list-item>
          <text:p text:style-name="P14">OPEN_EXTRA_MODULES_PATH = <text:span text:style-name="T10">yourD</text:span><text:span text:style-name="T9">irectory/</text:span><text:span text:style-name="T10">opencvRepository/opencv_</text:span><text:span text:style-name="T8">contrib/modules</text:span></text:p>
        </text:list-item>
      </text:list>
      <text:p text:style-name="P1">Click “Configure” //again</text:p>
      <text:p text:style-name="P1">Click “Generate” </text:p>
      <text:p text:style-name="P1"/>
      <text:p text:style-name="P3"><text:span text:style-name="T4">D</text:span><text:span text:style-name="T5">ownload </text:span><text:span text:style-name="T6">Scrip </text:span><text:span text:style-name="T15">install-opencv.sh (attachmen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01:27:36.264776224</meta:creation-date>
    <dc:date>2016-02-17T07:29:14.659681632</dc:date>
    <meta:editing-duration>PT5H18M5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163" meta:character-count="1826" meta:non-whitespace-character-count="1703"/>
  </office:meta>
</office:document-meta>
</file>